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9ce" officeooo:paragraph-rsid="0007d9ce"/>
    </style:style>
    <style:style style:name="P2" style:family="paragraph" style:parent-style-name="Standard">
      <style:text-properties officeooo:paragraph-rsid="0007d9ce"/>
    </style:style>
    <style:style style:name="P3" style:family="paragraph">
      <style:paragraph-properties fo:text-align="center"/>
    </style:style>
    <style:style style:name="P4" style:family="paragraph">
      <loext:graphic-properties draw:fill-color="#77bc65"/>
    </style:style>
    <style:style style:name="T1" style:family="text">
      <style:text-properties officeooo:rsid="0007d9ce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77bc65" draw:textarea-horizontal-align="justify" draw:textarea-vertical-align="middle" draw:auto-grow-height="false" fo:min-height="1.64cm" fo:min-width="2.91cm" style:run-through="background" draw:wrap-influence-on-position="once-concurrent" loext:allow-overlap="tru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a1" draw:style-name="gr2" draw:text-style-name="P4" svg:width="2.911cm" svg:height="1.641cm" svg:x="0cm" svg:y="0cm"><text:p><text:s text:c="5"/>JENSEN</text:p><text:p/><text:p><text:s text:c="9"/>all</text:p><draw:enhanced-geometry svg:viewBox="0 0 21600 21600" draw:type="rectangle" draw:enhanced-path="M 0 0 L 21600 0 21600 21600 0 21600 0 0 Z N"/></draw:custom-shape><draw:custom-shape text:anchor-type="paragraph" draw:z-index="1" draw:name="Forma1_0" draw:style-name="gr2" draw:text-style-name="P4" svg:width="2.911cm" svg:height="1.641cm" svg:x="0cm" svg:y="0cm"><text:p><text:s/>LEUZINGNER</text:p><text:p><text:s text:c="6"/>all - pt</text:p><draw:enhanced-geometry svg:viewBox="0 0 21600 21600" draw:type="rectangle" draw:enhanced-path="M 0 0 L 21600 0 21600 21600 0 21600 0 0 Z N"/></draw:custom-shape><draw:custom-shape text:anchor-type="paragraph" draw:z-index="2" draw:name="Forma1_1" draw:style-name="gr2" draw:text-style-name="P4" svg:width="2.911cm" svg:height="1.641cm" svg:x="0cm" svg:y="0cm"><text:p><text:s text:c="5"/>DUFOUR</text:p><text:p>frances-alemao</text:p><draw:enhanced-geometry svg:viewBox="0 0 21600 21600" draw:type="rectangle" draw:enhanced-path="M 0 0 L 21600 0 21600 21600 0 21600 0 0 Z N"/></draw:custom-shape><draw:custom-shape text:anchor-type="paragraph" draw:z-index="3" draw:name="Forma1_2" draw:style-name="gr2" draw:text-style-name="P4" svg:width="2.911cm" svg:height="1.641cm" svg:x="0cm" svg:y="0cm"><text:p><text:s text:c="4"/>MEDEIROS</text:p><text:p><text:s text:c="6"/>ingles-pt</text:p><draw:enhanced-geometry svg:viewBox="0 0 21600 21600" draw:type="rectangle" draw:enhanced-path="M 0 0 L 21600 0 21600 21600 0 21600 0 0 Z N"/></draw:custom-shape><draw:line text:anchor-type="paragraph" draw:z-index="4" draw:name="Forma2" draw:style-name="gr1" draw:text-style-name="P3" svg:x1="2.282cm" svg:y1="2.553cm" svg:x2="7.627cm" svg:y2="0.78cm"><text:p/></draw:line><draw:line text:anchor-type="paragraph" draw:z-index="5" draw:name="Forma3" draw:style-name="gr1" draw:text-style-name="P3" svg:x1="1.806cm" svg:y1="4.087cm" svg:x2="5.96cm" svg:y2="7.156cm"><text:p/></draw:line><draw:line text:anchor-type="paragraph" draw:z-index="6" draw:name="Forma4" draw:style-name="gr1" draw:text-style-name="P3" svg:x1="2.177cm" svg:y1="3.267cm" svg:x2="14.507cm" svg:y2="4.696cm"><text:p/></draw:line><text:span text:style-name="T1">BAR LACTUCA SATIVA <text:s/></text:span></text:p>
      <text:p text:style-name="P1"><draw:line text:anchor-type="paragraph" draw:z-index="7" draw:name="Forma5" draw:style-name="gr1" draw:text-style-name="P3" svg:x1="11.04cm" svg:y1="0.346cm" svg:x2="14.506cm" svg:y2="3.468cm"><text:p/></draw:line><draw:line text:anchor-type="paragraph" draw:z-index="8" draw:name="Forma6" draw:style-name="gr1" draw:text-style-name="P3" svg:x1="7.759cm" svg:y1="6.167cm" svg:x2="8.817cm" svg:y2="0.822cm"><text:p/></draw:line>V = 4 </text:p>
      <text:p text:style-name="P1">E = 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8:16:32.481887369</meta:creation-date>
    <dc:date>2021-02-26T18:26:15.322581520</dc:date>
    <meta:editing-duration>PT9M44S</meta:editing-duration>
    <meta:editing-cycles>1</meta:editing-cycles>
    <meta:document-statistic meta:table-count="0" meta:image-count="0" meta:object-count="0" meta:page-count="1" meta:paragraph-count="3" meta:word-count="9" meta:character-count="31" meta:non-whitespace-character-count="22"/>
    <meta:generator>LibreOffice/6.4.6.2$Linux_X86_64 LibreOffice_project/40$Build-2</meta:generator>
  </office:meta>
</office:document-meta>
</file>